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ff0000" fo:font-size="16pt" style:font-size-asian="16pt" style:font-size-complex="16pt"/>
    </style:style>
    <style:style style:name="P3" style:family="paragraph" style:parent-style-name="Standard">
      <style:text-properties fo:color="#ff3333" fo:font-size="15pt" style:font-size-asian="15pt" style:font-size-complex="15pt"/>
    </style:style>
    <style:style style:name="P4" style:family="paragraph" style:parent-style-name="Standard">
      <style:text-properties fo:color="#ff0000" fo:font-size="24pt" style:font-size-asian="24pt" style:font-size-complex="24pt"/>
    </style:style>
    <style:style style:name="T1"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 Report : Week <text:span text:style-name="T1">6</text:span></text:p>
      <text:p text:style-name="P1">Team:　<text:span text:style-name="T1">ie03project-aizu_kamikaze</text:span></text:p>
      <text:p text:style-name="P4">s1250137</text:p>
      <text:p text:style-name="P4">s1250156</text:p>
      <text:p text:style-name="P4">s1250059</text:p>
      <text:p text:style-name="P1"/>
      <text:p text:style-name="P3">各課題の実装方針や、必要と思われるその他作業の見積もりなど。</text:p>
      <text:p text:style-name="P3"/>
      <text:p text:style-name="P2"/>
      <text:p text:style-name="P2">小課題3に取り組んだが、最短経路の計算のために構造体について復習する必要があると感じた。</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4-18T09:53:38</meta:creation-date>
    <dc:date>2019-05-22T13:09:19</dc:date>
    <meta:editing-duration>PT21M3S</meta:editing-duration>
    <meta:editing-cycles>2</meta:editing-cycles>
    <meta:generator>OpenOffice.org/3.3$Solaris_x86 OpenOffice.org_project/330m20$Build-9567</meta:generator>
    <dc:creator>Tomoya Tasaki</dc:creator>
    <meta:document-statistic meta:table-count="0" meta:image-count="0" meta:object-count="0" meta:page-count="1" meta:paragraph-count="7" meta:word-count="70" meta:character-count="153"/>
  </office:meta>
</office:document-meta>
</file>